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561.17pt" svg:height="218.35pt" svg:x="193.55pt" svg:y="15.82pt">
            <loext:p draw:notify-on-update-of-ranges="Sheet1.A4:Sheet1.A76 Sheet1.B3:Sheet1.B3 Sheet1.B4:Sheet1.B7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Output from 8/2/2017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VMA</text:p>
          </table:table-cell>
          <table:table-cell office:value-type="string" calcext:value-type="string">
            <text:p># page matches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09" calcext:value-type="float">
            <text:p>100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11" calcext:value-type="float">
            <text:p>1011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09">00/00/0000</text:date>, <text:time style:data-style-name="N2" text:time-value="10:56:47.13289952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02T15:24:14.101778042</meta:creation-date>
    <dc:date>2017-08-09T10:57:20.521576126</dc:date>
    <meta:editing-duration>PT34M12S</meta:editing-duration>
    <meta:editing-cycles>11</meta:editing-cycles>
    <meta:generator>LibreOffice/5.1.6.2$Linux_X86_64 LibreOffice_project/10m0$Build-2</meta:generator>
    <meta:document-statistic meta:table-count="1" meta:cell-count="14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aximum="1048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9.798cm" svg:height="7.704cm" xlink:href=".." xlink:type="simple" chart:class="chart:scatter" chart:style-name="ch1">
        <chart:title svg:x="8.308cm" svg:y="0.29cm" chart:style-name="ch2">
          <text:p>Spatial Locality</text:p>
        </chart:title>
        <chart:subtitle svg:x="5.886cm" svg:y="1.223cm" chart:style-name="ch3">
          <text:p>Pages from shrink_page_list found in process</text:p>
        </chart:subtitle>
        <chart:plot-area chart:style-name="ch4" table:cell-range-address="Sheet1.A4:Sheet1.B76 Sheet1.B3:Sheet1.B3" chart:data-source-has-labels="row" svg:x="1.406cm" svg:y="2.06cm" svg:width="17.997cm" svg:height="4.509cm">
          <chartooo:coordinate-region svg:x="1.737cm" svg:y="2.259cm" svg:width="17.294cm" svg:height="3.663cm"/>
          <chart:axis chart:dimension="x" chart:name="primary-x" chart:style-name="ch5">
            <chart:title svg:x="8.534cm" svg:y="6.723cm" chart:style-name="ch6">
              <text:p>Process VMA (1048 total)</text:p>
            </chart:title>
          </chart:axis>
          <chart:axis chart:dimension="y" chart:name="primary-y" chart:style-name="ch7">
            <chart:title svg:x="0.451cm" svg:y="5.284cm" chart:style-name="ch8">
              <text:p>Pages found</text:p>
            </chart:title>
            <chart:grid chart:style-name="ch9" chart:class="major"/>
          </chart:axis>
          <chart:series chart:style-name="ch10" chart:values-cell-range-address="Sheet1.B4:Sheet1.B76" chart:label-cell-address="Sheet1.B3:Sheet1.B3" chart:class="chart:scatter">
            <chart:domain table:cell-range-address="Sheet1.A4:Sheet1.A76"/>
            <chart:data-point chart:repeated="7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# page matches</text:p>
                <draw:g>
                  <svg:desc>Sheet1.B3:Sheet1.B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2">
                <text:p>22</text:p>
                <draw:g>
                  <svg:desc>Sheet1.A4:Sheet1.A76</svg:desc>
                </draw:g>
              </table:table-cell>
              <table:table-cell office:value-type="float" office:value="1">
                <text:p>1</text:p>
                <draw:g>
                  <svg:desc>Sheet1.B4:Sheet1.B7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4">
                <text:p>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">
                <text:p>2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6">
                <text:p>2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7">
                <text:p>2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8">
                <text:p>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">
                <text:p>3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2">
                <text:p>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5">
                <text:p>3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3">
                <text:p>8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5">
                <text:p>8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2">
                <text:p>9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5">
                <text:p>14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7">
                <text:p>14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8">
                <text:p>15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0">
                <text:p>16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1">
                <text:p>16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62">
                <text:p>1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63">
                <text:p>16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64">
                <text:p>16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66">
                <text:p>16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7">
                <text:p>22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9">
                <text:p>22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6">
                <text:p>23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84">
                <text:p>28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86">
                <text:p>28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87">
                <text:p>28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8">
                <text:p>28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9">
                <text:p>28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0">
                <text:p>2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8">
                <text:p>30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7">
                <text:p>31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19">
                <text:p>3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53">
                <text:p>35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5">
                <text:p>35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2">
                <text:p>36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35">
                <text:p>43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56">
                <text:p>4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58">
                <text:p>45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60">
                <text:p>46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62">
                <text:p>4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99">
                <text:p>49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01">
                <text:p>5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08">
                <text:p>5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10">
                <text:p>5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11">
                <text:p>51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12">
                <text:p>5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13">
                <text:p>5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14">
                <text:p>5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16">
                <text:p>51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80">
                <text:p>58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99">
                <text:p>59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17">
                <text:p>61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58">
                <text:p>65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97">
                <text:p>69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736">
                <text:p>73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775">
                <text:p>77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814">
                <text:p>81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835">
                <text:p>83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870">
                <text:p>87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871">
                <text:p>87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872">
                <text:p>8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873">
                <text:p>8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875">
                <text:p>8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877">
                <text:p>87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884">
                <text:p>88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928">
                <text:p>9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930">
                <text:p>9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937">
                <text:p>93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961">
                <text:p>96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979">
                <text:p>97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009">
                <text:p>100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011">
                <text:p>101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